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#ffffff" fo:padding="0cm" fo:border-left="0.035cm solid #800000" fo:border-right="0.002cm solid #800000" fo:border-top="0.035cm solid #800000" fo:border-bottom="0.002cm solid #800000">
        <style:background-image/>
      </style:table-cell-properties>
    </style:style>
    <style:style style:name="Tabla1.B1" style:family="table-cell">
      <style:table-cell-properties fo:background-color="#ff3333" fo:padding="0cm" fo:border-left="0.002cm solid #800000" fo:border-right="0.035cm solid #800000" fo:border-top="0.035cm solid #800000" fo:border-bottom="0.002cm solid #800000">
        <style:background-image/>
      </style:table-cell-properties>
    </style:style>
    <style:style style:name="Tabla1.A2" style:family="table-cell" style:data-style-name="N16100">
      <style:table-cell-properties fo:background-color="#ffffff" fo:padding="0cm" fo:border-left="0.035cm solid #800000" fo:border-right="0.002cm solid #800000" fo:border-top="none" fo:border-bottom="0.002cm solid #800000">
        <style:background-image/>
      </style:table-cell-properties>
    </style:style>
    <style:style style:name="Tabla1.B2" style:family="table-cell">
      <style:table-cell-properties fo:background-color="#ff3333" fo:padding="0cm" fo:border-left="0.002cm solid #800000" fo:border-right="0.035cm solid #800000" fo:border-top="none" fo:border-bottom="0.002cm solid #800000">
        <style:background-image/>
      </style:table-cell-properties>
    </style:style>
    <style:style style:name="Tabla1.18" style:family="table-row">
      <style:table-row-properties style:min-row-height="0.723cm"/>
    </style:style>
    <style:style style:name="Tabla1.A18" style:family="table-cell" style:data-style-name="N16100">
      <style:table-cell-properties fo:background-color="#ffffff" fo:padding="0cm" fo:border-left="0.035cm solid #800000" fo:border-right="0.035cm solid #800000" fo:border-top="0.002cm solid #800000" fo:border-bottom="0.035cm solid #800000">
        <style:background-image/>
      </style:table-cell-properties>
    </style:style>
    <style:style style:name="Tabla1.A19" style:family="table-cell" style:data-style-name="N16100">
      <style:table-cell-properties fo:background-color="#ffffff" fo:padding="0cm" fo:border-left="0.035cm solid #800000" fo:border-right="0.035cm solid #800000" fo:border-top="none" fo:border-bottom="0.035cm solid #8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#ff0000">
        <style:background-image/>
      </style:paragraph-properties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 fo:background-color="#ff0000">
        <style:background-image/>
      </style:paragraph-properties>
      <style:text-properties fo:color="#ffffff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Standard">
      <style:paragraph-properties fo:text-align="start" style:justify-single-word="false" fo:background-color="#ff0000">
        <style:background-image/>
      </style:paragraph-properties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style:font-name="Times New Roman" fo:letter-spacing="normal"/>
    </style:style>
    <style:style style:name="T5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10"><text:span text:style-name="T2">{object_date_creation}</text:span>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{company_name}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{object_options_dest}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5"><text:span text:style-name="T4">{object_options_hora_sa}</text:span> 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{object_options_linea_gen_1}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2" office:value-type="string">
            <text:p text:style-name="P1">{object_options_can_caj_prov1}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2" office:value-type="string">
            <text:p text:style-name="P1">{object_options_linea_gen_2}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2" office:value-type="string">
            <text:p text:style-name="P1">{object_options_can_caj_prov2}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2" office:value-type="string">
            <text:p text:style-name="P1">{object_options_linea_gen_3}</text:p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2" office:value-type="string">
            <text:p text:style-name="P1">{object_options_can_caj_prov3}</text:p>
          </table:table-cell>
        </table:table-row>
        <table:table-row>
          <table:table-cell table:style-name="Tabla1.A2" office:value-type="float" office:value="0">
            <text:p text:style-name="P3">Linea Aérea:</text:p>
          </table:table-cell>
          <table:table-cell table:style-name="Tabla1.B2" office:value-type="string">
            <text:p text:style-name="P5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5"><text:span text:style-name="T4">{object_options_ord_sev}</text:span>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{object_options_nro_vuelo}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2" office:value-type="string">
            <text:p text:style-name="P1">{object_options_hora_sal}</text:p>
          </table:table-cell>
        </table:table-row>
        <table:table-row>
          <table:table-cell table:style-name="Tabla1.A2" office:value-type="float" office:value="0">
            <text:p text:style-name="P3">Hora Llegada:</text:p>
          </table:table-cell>
          <table:table-cell table:style-name="Tabla1.B2" office:value-type="string">
            <text:p text:style-name="P1">{object_options_hora_lleg}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{object_options_consig1}</text:p>
          </table:table-cell>
        </table:table-row>
        <table:table-row>
          <table:table-cell table:style-name="Tabla1.A2" office:value-type="float" office:value="0">
            <text:p text:style-name="P3">Consignatario 2:</text:p>
          </table:table-cell>
          <table:table-cell table:style-name="Tabla1.B2" office:value-type="string">
            <text:p text:style-name="P1">{object_options_consig2}</text:p>
          </table:table-cell>
        </table:table-row>
        <table:table-row table:style-name="Tabla1.18">
          <table:table-cell table:style-name="Tabla1.A18" table:number-columns-spanned="2" office:value-type="float" office:value="0">
            <text:p text:style-name="P9"><text:span text:style-name="T5"/></text:p>
            <text:p text:style-name="P9"><text:span text:style-name="T5">Estimado Cliente:</text:span></text:p>
          </table:table-cell>
          <table:covered-table-cell/>
        </table:table-row>
        <table:table-row>
          <table:table-cell table:style-name="Tabla1.A19" table:number-columns-spanned="2" office:value-type="float" office:value="0">
            <text:p text:style-name="P7"><text:span text:style-name="T2">Sirvase verificar el estado de sus cajas conteniendo aves bb. Una vez firmado el documento de la aerolinea: “Acta de entrega de Conformidad”. No habrá lugar a reclamo ante la compañía aérea.</text:span></text:p>
          </table:table-cell>
          <table:covered-table-cell/>
        </table:table-row>
        <table:table-row>
          <table:table-cell table:style-name="Tabla1.A19" table:number-columns-spanned="2" office:value-type="float" office:value="0">
            <text:p text:style-name="P4"><text:span text:style-name="T6">Atención al cliente:</text:span> 996 600 430 <text:s/>- <text:s/>989 111 992</text:p>
          </table:table-cell>
          <table:covered-table-cell/>
        </table:table-row>
      </table:table>
      <text:p text:style-name="P8"><text:span text:style-name="T1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5-30T10:28:54.79</dc:date>
    <meta:editing-duration>PT55M53S</meta:editing-duration>
    <meta:editing-cycles>8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2" meta:character-count="930"/>
  </office:meta>
</office:document-meta>
</file>